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48fec" officeooo:paragraph-rsid="00148fec"/>
    </style:style>
    <style:style style:name="P2" style:family="paragraph" style:parent-style-name="Standard">
      <style:text-properties style:text-underline-style="none" officeooo:rsid="0020fbc6" officeooo:paragraph-rsid="001b1292"/>
    </style:style>
    <style:style style:name="P3" style:family="paragraph" style:parent-style-name="Standard" style:list-style-name="L3">
      <style:text-properties style:text-underline-style="none" officeooo:rsid="001c1935" officeooo:paragraph-rsid="001c1935"/>
    </style:style>
    <style:style style:name="P4" style:family="paragraph" style:parent-style-name="Standard">
      <style:text-properties style:text-underline-style="none" officeooo:rsid="001dcc7c" officeooo:paragraph-rsid="001dcc7c"/>
    </style:style>
    <style:style style:name="P5" style:family="paragraph" style:parent-style-name="Standard" style:list-style-name="L3">
      <style:text-properties style:text-underline-style="none" officeooo:rsid="001dcc7c" officeooo:paragraph-rsid="001f2599"/>
    </style:style>
    <style:style style:name="P6" style:family="paragraph" style:parent-style-name="Standard">
      <style:text-properties style:text-underline-style="none" officeooo:rsid="001f2599" officeooo:paragraph-rsid="001f2599"/>
    </style:style>
    <style:style style:name="P7" style:family="paragraph" style:parent-style-name="Standard" style:list-style-name="L2">
      <style:text-properties style:text-underline-style="none" officeooo:rsid="001f2599" officeooo:paragraph-rsid="001f2599"/>
    </style:style>
    <style:style style:name="P8" style:family="paragraph" style:parent-style-name="Standard" style:list-style-name="L3">
      <style:text-properties style:text-underline-style="none" officeooo:rsid="001f2599" officeooo:paragraph-rsid="001f2599"/>
    </style:style>
    <style:style style:name="P9" style:family="paragraph" style:parent-style-name="Standard">
      <style:text-properties officeooo:rsid="0021b75f" officeooo:paragraph-rsid="0021b75f"/>
    </style:style>
    <style:style style:name="P10" style:family="paragraph" style:parent-style-name="Text_20_body">
      <style:text-properties officeooo:rsid="00148fec" officeooo:paragraph-rsid="00148fec"/>
    </style:style>
    <style:style style:name="P11" style:family="paragraph" style:parent-style-name="Text_20_body">
      <style:text-properties officeooo:rsid="0014bccd" officeooo:paragraph-rsid="0014bccd"/>
    </style:style>
    <style:style style:name="P12" style:family="paragraph" style:parent-style-name="Text_20_body">
      <style:text-properties fo:font-weight="bold" officeooo:rsid="001526f9" officeooo:paragraph-rsid="001526f9" style:font-weight-asian="bold" style:font-weight-complex="bold"/>
    </style:style>
    <style:style style:name="P13" style:family="paragraph" style:parent-style-name="Text_20_body">
      <style:text-properties fo:font-weight="bold" officeooo:rsid="001b1292" officeooo:paragraph-rsid="001b1292" style:font-weight-asian="bold" style:font-weight-complex="bold"/>
    </style:style>
    <style:style style:name="P14" style:family="paragraph" style:parent-style-name="Text_20_body">
      <style:text-properties fo:font-weight="normal" officeooo:rsid="001526f9" officeooo:paragraph-rsid="001526f9" style:font-weight-asian="normal" style:font-weight-complex="normal"/>
    </style:style>
    <style:style style:name="P15" style:family="paragraph" style:parent-style-name="Text_20_body">
      <style:text-properties officeooo:rsid="001526f9" officeooo:paragraph-rsid="001526f9"/>
    </style:style>
    <style:style style:name="P16" style:family="paragraph" style:parent-style-name="Text_20_body">
      <style:text-properties officeooo:paragraph-rsid="001526f9"/>
    </style:style>
    <style:style style:name="P17" style:family="paragraph" style:parent-style-name="Text_20_body">
      <style:text-properties officeooo:rsid="00163df9" officeooo:paragraph-rsid="00163df9"/>
    </style:style>
    <style:style style:name="P18" style:family="paragraph" style:parent-style-name="Text_20_body">
      <style:text-properties officeooo:rsid="00168d02" officeooo:paragraph-rsid="00168d02"/>
    </style:style>
    <style:style style:name="P19" style:family="paragraph" style:parent-style-name="Text_20_body">
      <style:text-properties officeooo:rsid="00168d02" officeooo:paragraph-rsid="001b1292"/>
    </style:style>
    <style:style style:name="P20" style:family="paragraph" style:parent-style-name="Text_20_body">
      <style:text-properties officeooo:rsid="00193d85" officeooo:paragraph-rsid="00193d85"/>
    </style:style>
    <style:style style:name="P21" style:family="paragraph" style:parent-style-name="Text_20_body" style:list-style-name="L1">
      <style:text-properties officeooo:rsid="00193d85" officeooo:paragraph-rsid="00193d85"/>
    </style:style>
    <style:style style:name="P22" style:family="paragraph" style:parent-style-name="Text_20_body">
      <style:text-properties officeooo:rsid="001b1292" officeooo:paragraph-rsid="001b1292"/>
    </style:style>
    <style:style style:name="P23" style:family="paragraph" style:parent-style-name="Text_20_body">
      <style:text-properties officeooo:rsid="001c1935" officeooo:paragraph-rsid="001c1935"/>
    </style:style>
    <style:style style:name="P24" style:family="paragraph" style:parent-style-name="código">
      <style:text-properties officeooo:paragraph-rsid="00163df9"/>
    </style:style>
    <style:style style:name="T1" style:family="text">
      <style:text-properties officeooo:rsid="00148fe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526f9"/>
    </style:style>
    <style:style style:name="T4" style:family="text">
      <style:text-properties officeooo:rsid="00163df9"/>
    </style:style>
    <style:style style:name="T5" style:family="text">
      <style:text-properties officeooo:rsid="00188655"/>
    </style:style>
    <style:style style:name="T6" style:family="text">
      <style:text-properties officeooo:rsid="001b1292"/>
    </style:style>
    <style:style style:name="T7" style:family="text">
      <style:text-properties officeooo:rsid="001dcc7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odelos de linguaxe</text:h>
      <text:p text:style-name="P1"/>
      <text:h text:style-name="Heading_20_2" text:outline-level="2">Ollama <text:span text:style-name="T1">+ Open-WebUI</text:span></text:h>
      <text:p text:style-name="P10">Con estas dúas aplicacións podes correr modelos de linguaxe (ollama) así como xestionar a súa descarga e uso (open-webui) a través dunha interface web.</text:p>
      <text:p text:style-name="P10">É posible executar este escenario con modelos pequenos en equipos sen GPU, mais cun redemento limitado. Para correr modelos grandes e cun rendemento razonable precisarás máquinas potentes con GPU. </text:p>
      <text:p text:style-name="P10"/>
      <text:h text:style-name="Heading_20_3" text:outline-level="3">Instruccións para Docker</text:h>
      <text:p text:style-name="P11">O primeiro será crear unha rede propia para o proxecto:</text:p>
      <text:p text:style-name="código">docker network create ollama_network</text:p>
      <text:p text:style-name="P11"/>
      <text:h text:style-name="Heading_20_4" text:outline-level="4">Ollama</text:h>
      <text:p text:style-name="P11"><text:a xlink:type="simple" xlink:href="https://github.com/ollama/ollama" text:style-name="Internet_20_link" text:visited-style-name="Visited_20_Internet_20_Link">https://github.com/ollama/ollama</text:a></text:p>
      <text:p text:style-name="P11"><text:a xlink:type="simple" xlink:href="https://hub.docker.com/r/ollama/ollama" text:style-name="Internet_20_link" text:visited-style-name="Visited_20_Internet_20_Link">https://hub.docker.com/r/ollama/ollama</text:a></text:p>
      <text:p text:style-name="P18">Para executar Ollama lanza o contedor apropiado para o teu equipo. <text:span text:style-name="T5">Pensa que Ollama ofrecerá o seu servizo a diferentes aplicacións a través do porto 11434 de forma predeterminada.</text:span></text:p>
      <text:p text:style-name="P12">CPU only</text:p>
      <text:p text:style-name="código">docker run -d -v ollama:/root/.ollama -p 11434:11434 --name ollama --<text:span text:style-name="T4">net=ollama_network </text:span>ollama/ollama</text:p>
      <text:p text:style-name="P14"/>
      <text:p text:style-name="P12">Nvidia GPU</text:p>
      <text:p text:style-name="P15">O ideal é dispoñer dunha GPU nvidia para correr os modelos. O comando é o mesmo, se ben hai que indicar o parámetro --gpus=all . Verifica que no teu sistema está instalado o Nvidia Container Toolkit para que os contedores docker poidan usar as GPUs.</text:p>
      <text:p text:style-name="P24">docker run -d <text:span text:style-name="T2">--gpus=all</text:span> -v ollama:/root/.ollama -p 11434:11434 --name ollama --<text:span text:style-name="T4">network=ollama_network</text:span> ollama/ollama</text:p>
      <text:p text:style-name="P16"/>
      <text:p text:style-name="P17">Verifica que Ollama está funcionando:</text:p>
      <text:p text:style-name="código">curl http://localhost:11434</text:p>
      <text:p text:style-name="P17">Se recibes a seguinte mensaxe é que todo vai ben:</text:p>
      <text:p text:style-name="código">Ollama is running</text:p>
      <text:p text:style-name="P17">Nesta altura, Ollama está funcionando, pero non ten ningún modelo de linguaxe que correr que poidas utilizar. Para xestionar a descarga e uso dos modelos instala a seguinte aplicación: open-webui.</text:p>
      <text:h text:style-name="Heading_20_4" text:outline-level="4"><text:soft-page-break/>Open-WebUI</text:h>
      <text:p text:style-name="P20">Open-WebUI ofrece unha interface web para a xestión de Ollama. Algunhas funcionalidades interesantes son:</text:p>
      <text:list text:style-name="L1">
        <text:list-item>
          <text:p text:style-name="P21">Decarga de modelos e instalación en Ollama</text:p>
        </text:list-item>
        <text:list-item>
          <text:p text:style-name="P21">Interface tipo Chat para interacturar cos modelos</text:p>
        </text:list-item>
        <text:list-item>
          <text:p text:style-name="P21">...</text:p>
        </text:list-item>
      </text:list>
      <text:p text:style-name="P10"><text:a xlink:type="simple" xlink:href="https://github.com/open-webui/open-webui" text:style-name="Internet_20_link" text:visited-style-name="Visited_20_Internet_20_Link">https://github.com/open-webui/open-webui</text:a></text:p>
      <text:p text:style-name="P19">Para executar <text:span text:style-name="T6">Open-WebUI</text:span> lanza o contedor apropiado para o teu equipo. <text:span text:style-name="T6">Open-WebUI precisa acceder a Ollama, a quen lle enviará as súas peticións, polo que idealmente deben estar situados na mesma rede. Fíxate que cando se lanza o contedor open-webui hai que facer referencia a como acceder ao servidor de Ollama (OLLAMA_BASE_URL). Se vas executar o sistema unicamente en local pode que te interese a opción WEBUI_AUTH=False, que elimina a necesidade de autenticación. </text:span></text:p>
      <text:p text:style-name="P19"><text:span text:style-name="T6">Podes redirixir o porto 8080 de Open-WebUI ao orto 3000 do teu equipo, tal e como indican na documentación oficial.</text:span></text:p>
      <text:p text:style-name="P13">CPU only</text:p>
      <text:p text:style-name="código">docker run -d -p 3000:8080 -e OLLAMA_BASE_URL=http://ollama:11434 -v open-webui:/app/backend/data --name open-webui --net=<text:span text:style-name="T6">ollama_network</text:span> --restart always ghcr.io/open-webui/open-webui:main</text:p>
      <text:p text:style-name="P22"/>
      <text:p text:style-name="P13">Nvidia GPU</text:p>
      <text:p text:style-name="P23">Lembra que debes ter instalado <text:s/><text:span text:style-name="T3">o Nvidia Container Toolkit.</text:span></text:p>
      <text:p text:style-name="código">docker run -d -p 3000:8080 --gpus all -e OLLAMA_BASE_URL=http://ollama:11434 -v open-webui:/app/backend/data --name open-webui --net=<text:span text:style-name="T6">ollama_network</text:span> --restart always ghcr.io/open-webui/open-webui:main</text:p>
      <text:p text:style-name="P2"/>
      <text:list text:style-name="L3">
        <text:list-item>
          <text:p text:style-name="P3">Accede a <text:a xlink:type="simple" xlink:href="http://localhost:3000/" text:style-name="Internet_20_link" text:visited-style-name="Visited_20_Internet_20_Link">http://localhost:3000</text:a> para verificar que Open-WebUI está instalado.</text:p>
        </text:list-item>
        <text:list-item>
          <text:p text:style-name="P5">Crea unha conta (nome + email + password)</text:p>
        </text:list-item>
        <text:list-item>
          <text:p text:style-name="P8">A interface gráfica é similar a calquera entorno tipo webChat.</text:p>
        </text:list-item>
      </text:list>
      <text:p text:style-name="P4"/>
      <text:p text:style-name="P6">O primeiro que debes facer é instalar un modelo de linguaxe (ollo, pesarán varios Gbs):</text:p>
      <text:list text:style-name="L2">
        <text:list-item>
          <text:p text:style-name="P7">Perfil &gt; Admin Settings &gt; Models</text:p>
        </text:list-item>
        <text:list-item>
          <text:p text:style-name="P7">Visita a lista de modelos dispoñibles: <text:a xlink:type="simple" xlink:href="https://ollama.com/library" text:style-name="Internet_20_link" text:visited-style-name="Visited_20_Internet_20_Link">https://ollama.com/library</text:a> </text:p>
        </text:list-item>
        <text:list-item>
          <text:p text:style-name="P7">Escribe o nome do modelo que queres descargar no campo correspondente (Pull a model from Ollama.com), por exemplo: <text:s/>tinyllama (este modelo pequeno pode funcionar nunha raspberry!)</text:p>
        </text:list-item>
        <text:list-item>
          <text:p text:style-name="P7">Preme no botón descargar e comproba que se descarga e verifica o modelo</text:p>
        </text:list-item>
        <text:list-item>
          <text:p text:style-name="P7">Volve á pantalla principal premento sobre o botón “New Chat” arriba á esquerda</text:p>
        </text:list-item>
        <text:list-item>
          <text:p text:style-name="P7">Selecciona un modelo (tinyllama?)</text:p>
        </text:list-item>
        <text:list-item>
          <text:p text:style-name="P7">Utiliza o chat para interactuar co modelo.</text:p>
        </text:list-item>
      </text:list>
      <text:p text:style-name="P6"/>
      <text:p text:style-name="P6">Se instalaches tinyllama verás que non é un modelo moi impresionante, se xa coñeces outros como GPT4. Proba a descargar e interactuar con outros modelos máis grandes (llama3.2?) e verás que modelos máis grandes dan mellores resultados, pero tamén requiren máis recursos.</text:p>
      <text:p text:style-name="P4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ódigo" style:family="paragraph" style:parent-style-name="Preformatted_20_Text" style:master-page-name="">
      <loext:graphic-properties draw:fill="solid" draw:fill-color="#dddddd"/>
      <style:paragraph-properties style:page-number="auto" fo:background-color="#dddddd"/>
      <style:text-properties fo:font-size="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21T11:47:26.277859834</meta:creation-date>
    <meta:generator>LibreOffice/24.2.5.2$Linux_X86_64 LibreOffice_project/420$Build-2</meta:generator>
    <dc:date>2024-11-01T11:48:14.923832145</dc:date>
    <meta:editing-duration>PT51M53S</meta:editing-duration>
    <meta:editing-cycles>12</meta:editing-cycles>
    <meta:document-statistic meta:table-count="0" meta:image-count="0" meta:object-count="0" meta:page-count="2" meta:paragraph-count="46" meta:word-count="585" meta:character-count="3913" meta:non-whitespace-character-count="3395"/>
  </office:meta>
</office:document-meta>
</file>